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4" style:family="table-cell" style:parent-style-name="Default">
      <style:table-cell-properties fo:background-color="#dee6ef" fo:border="none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883.55" calcext:value-type="currency">
            <text:p>£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4633.89" calcext:value-type="currency">
            <text:p>£4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5"/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/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2000" calcext:value-type="currency">
            <text:p>£22,000.00</text:p>
          </table:table-cell>
          <table:table-cell table:style-name="ce180" office:value-type="date" office:date-value="2020-05-29" calcext:value-type="date">
            <text:p>29/05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843.66" calcext:value-type="currency">
            <text:p>£27,843.66</text:p>
          </table:table-cell>
          <table:table-cell table:style-name="ce180" office:value-type="date" office:date-value="2020-04-06" calcext:value-type="date">
            <text:p>06/04/20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497.33" calcext:value-type="currency">
            <text:p>£11,497.33</text:p>
          </table:table-cell>
          <table:table-cell table:style-name="ce180" office:value-type="date" office:date-value="2020-04-08" calcext:value-type="date">
            <text:p>08/04/20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60846581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437.23" calcext:value-type="currency">
            <text:p>£5,437.23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745.33" calcext:value-type="currency">
            <text:p>£6,745.33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26.56" calcext:value-type="currency">
            <text:p>£22,926.56</text:p>
          </table:table-cell>
          <table:table-cell table:style-name="ce180" office:value-type="date" office:date-value="2020-06-08" calcext:value-type="date">
            <text:p>08/06/20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74.36" calcext:value-type="currency">
            <text:p>£22,974.36</text:p>
          </table:table-cell>
          <table:table-cell table:style-name="ce181" office:value-type="date" office:date-value="2019-07-05" calcext:value-type="date">
            <text:p>05/07/19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6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44.21" calcext:value-type="currency">
            <text:p>£344.21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73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817.96" calcext:value-type="currency">
            <text:p>£6,817.96</text:p>
          </table:table-cell>
          <table:table-cell table:style-name="ce180" office:value-type="date" office:date-value="2020-02-14" calcext:value-type="date">
            <text:p>14/02/20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0259.2" calcext:value-type="currency">
            <text:p>£10,259.20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806.38" calcext:value-type="currency">
            <text:p>£1,806.38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8:.D47])" office:value-type="currency" office:currency="GBP" office:value="216545.23" calcext:value-type="currency">
            <text:p>£216,545.23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<text:s/>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0003496087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4922.13" calcext:value-type="currency">
            <text:p>£14,922.13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4932.55" calcext:value-type="currency">
            <text:p>£4,932.55</text:p>
          </table:table-cell>
          <table:table-cell table:style-name="ce180" office:value-type="date" office:date-value="2020-10-05" calcext:value-type="date">
            <text:p>05/10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17608.4" calcext:value-type="currency">
            <text:p>£17,608.40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office:value-type="string" calcext:value-type="string">
            <text:p>taxable</text:p>
          </table:table-cell>
          <table:table-cell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55.98" calcext:value-type="currency">
            <text:p>£23,155.98</text:p>
          </table:table-cell>
          <table:table-cell table:style-name="ce180" office:value-type="date" office:date-value="2020-03-01" calcext:value-type="date">
            <text:p>01/03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19-08-12" calcext:value-type="date">
            <text:p>12/08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701.41" calcext:value-type="currency">
            <text:p>£26,701.41</text:p>
          </table:table-cell>
          <table:table-cell table:style-name="ce180" office:value-type="date" office:date-value="2019-06-25" calcext:value-type="date">
            <text:p>25/06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1094.11" calcext:value-type="currency">
            <text:p>£21,094.11</text:p>
          </table:table-cell>
          <table:table-cell table:style-name="ce180" office:value-type="date" office:date-value="2019-10-18" calcext:value-type="date">
            <text:p>18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369.12" calcext:value-type="currency">
            <text:p>£33,369.12</text:p>
          </table:table-cell>
          <table:table-cell table:style-name="ce182" office:value-type="date" office:date-value="2020-04-05" calcext:value-type="date">
            <text:p>05/04/20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60])" office:value-type="currency" office:currency="GBP" office:value="606515.89" calcext:value-type="currency">
            <text:p>£606,515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9/05/20</text:p>
          </table:table-cell>
          <table:table-cell table:style-name="ce112" table:formula="of:=[.D62]+[.D10]" office:value-type="currency" office:currency="GBP" office:value="611149.78" calcext:value-type="currency">
            <text:p>£611,149.7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102"/>
          <table:table-cell table:number-columns-repeated="3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7:19:03.387338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13:51:12.274165267</meta:creation-date>
    <meta:generator>LibreOffice/6.4.3.2$Linux_X86_64 LibreOffice_project/40$Build-2</meta:generator>
    <dc:date>2020-06-29T17:20:02.999382547</dc:date>
    <meta:editing-duration>PT6H13M3S</meta:editing-duration>
    <meta:editing-cycles>34</meta:editing-cycles>
    <meta:document-statistic meta:table-count="1" meta:cell-count="333" meta:object-count="0"/>
  </office:meta>
</office:document-meta>
</file>